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c8bb" officeooo:paragraph-rsid="001fc8bb"/>
    </style:style>
    <style:style style:name="P2" style:family="paragraph" style:parent-style-name="Standard">
      <style:paragraph-properties fo:text-align="start" style:justify-single-word="false"/>
      <style:text-properties officeooo:paragraph-rsid="0021a705"/>
    </style:style>
    <style:style style:name="P3" style:family="paragraph" style:parent-style-name="Standard">
      <style:paragraph-properties fo:text-align="start" style:justify-single-word="false"/>
      <style:text-properties style:text-underline-style="none" officeooo:rsid="001fc8bb" officeooo:paragraph-rsid="0021a705"/>
    </style:style>
    <style:style style:name="P4" style:family="paragraph" style:parent-style-name="Standard">
      <style:paragraph-properties fo:text-align="start" style:justify-single-word="false"/>
      <style:text-properties style:text-underline-style="none" officeooo:paragraph-rsid="0021a705"/>
    </style:style>
    <style:style style:name="P5" style:family="paragraph" style:parent-style-name="Standard">
      <style:paragraph-properties fo:text-align="start" style:justify-single-word="false"/>
      <style:text-properties officeooo:rsid="0019e559" officeooo:paragraph-rsid="0021a705"/>
    </style:style>
    <style:style style:name="P6" style:family="paragraph" style:parent-style-name="Standard">
      <style:paragraph-properties fo:text-align="justify" style:justify-single-word="false"/>
      <style:text-properties fo:font-size="13pt" style:text-underline-style="solid" style:text-underline-width="auto" style:text-underline-color="font-color" officeooo:rsid="001f88b8" officeooo:paragraph-rsid="00225a2c" style:font-size-asian="13pt" style:font-size-complex="13pt"/>
    </style:style>
    <style:style style:name="P7" style:family="paragraph" style:parent-style-name="Standard">
      <style:paragraph-properties fo:text-align="justify" style:justify-single-word="false"/>
      <style:text-properties fo:font-size="13pt" officeooo:rsid="001a98f0" officeooo:paragraph-rsid="00225a2c" style:font-size-asian="13pt" style:font-size-complex="13pt"/>
    </style:style>
    <style:style style:name="P8" style:family="paragraph" style:parent-style-name="Standard">
      <style:paragraph-properties fo:text-align="justify" style:justify-single-word="false"/>
      <style:text-properties fo:font-size="13pt" officeooo:rsid="001a98f0" officeooo:paragraph-rsid="002686e0" style:font-size-asian="13pt" style:font-size-complex="13pt"/>
    </style:style>
    <style:style style:name="P9" style:family="paragraph" style:parent-style-name="Standard">
      <style:paragraph-properties fo:text-align="justify" style:justify-single-word="false"/>
      <style:text-properties fo:font-size="13pt" officeooo:rsid="001cef19" officeooo:paragraph-rsid="00225a2c" style:font-size-asian="13pt" style:font-size-complex="13pt"/>
    </style:style>
    <style:style style:name="P10" style:family="paragraph" style:parent-style-name="Standard">
      <style:paragraph-properties fo:text-align="justify" style:justify-single-word="false"/>
      <style:text-properties fo:font-size="13pt" officeooo:rsid="001cef19" officeooo:paragraph-rsid="002686e0" style:font-size-asian="13pt" style:font-size-complex="13pt"/>
    </style:style>
    <style:style style:name="P11" style:family="paragraph" style:parent-style-name="Standard">
      <style:paragraph-properties fo:text-align="justify" style:justify-single-word="false"/>
      <style:text-properties fo:font-size="13pt" officeooo:rsid="001f88b8" officeooo:paragraph-rsid="00225a2c" style:font-size-asian="13pt" style:font-size-complex="13pt"/>
    </style:style>
    <style:style style:name="P12" style:family="paragraph" style:parent-style-name="Standard">
      <style:paragraph-properties fo:text-align="justify" style:justify-single-word="false"/>
      <style:text-properties fo:font-size="13pt" officeooo:rsid="001f88b8" officeooo:paragraph-rsid="0024ed51" style:font-size-asian="13pt" style:font-size-complex="13pt"/>
    </style:style>
    <style:style style:name="P13" style:family="paragraph" style:parent-style-name="Standard">
      <style:paragraph-properties fo:text-align="justify" style:justify-single-word="false"/>
      <style:text-properties fo:font-size="13pt" officeooo:rsid="001f88b8" officeooo:paragraph-rsid="002686e0" style:font-size-asian="13pt" style:font-size-complex="13pt"/>
    </style:style>
    <style:style style:name="P14" style:family="paragraph" style:parent-style-name="Standard">
      <style:paragraph-properties fo:text-align="justify" style:justify-single-word="false"/>
      <style:text-properties fo:font-size="13pt" officeooo:rsid="000c1ca6" officeooo:paragraph-rsid="0024ed51" style:font-size-asian="13pt" style:font-size-complex="13pt"/>
    </style:style>
    <style:style style:name="P15" style:family="paragraph" style:parent-style-name="Standard">
      <style:paragraph-properties fo:text-align="justify" style:justify-single-word="false"/>
      <style:text-properties fo:font-size="13pt" officeooo:rsid="000df493" officeooo:paragraph-rsid="0024ed51" style:font-size-asian="13pt" style:font-size-complex="13pt"/>
    </style:style>
    <style:style style:name="P16" style:family="paragraph" style:parent-style-name="Standard">
      <style:paragraph-properties fo:text-align="justify" style:justify-single-word="false"/>
      <style:text-properties fo:font-size="13pt" officeooo:rsid="000fede4" officeooo:paragraph-rsid="0024ed51" style:font-size-asian="13pt" style:font-size-complex="13pt"/>
    </style:style>
    <style:style style:name="P17" style:family="paragraph" style:parent-style-name="Standard">
      <style:paragraph-properties fo:text-align="justify" style:justify-single-word="false"/>
      <style:text-properties fo:font-size="13pt" officeooo:rsid="0011dce5" officeooo:paragraph-rsid="0024ed51" style:font-size-asian="13pt" style:font-size-complex="13pt"/>
    </style:style>
    <style:style style:name="P18" style:family="paragraph" style:parent-style-name="Standard">
      <style:paragraph-properties fo:text-align="justify" style:justify-single-word="false"/>
      <style:text-properties fo:font-size="13pt" officeooo:rsid="0013d40e" officeooo:paragraph-rsid="0024ed51" style:font-size-asian="13pt" style:font-size-complex="13pt"/>
    </style:style>
    <style:style style:name="P19" style:family="paragraph" style:parent-style-name="Standard">
      <style:paragraph-properties fo:text-align="justify" style:justify-single-word="false"/>
      <style:text-properties fo:font-size="13pt" officeooo:rsid="0014aeff" officeooo:paragraph-rsid="0024ed51" style:font-size-asian="13pt" style:font-size-complex="13pt"/>
    </style:style>
    <style:style style:name="P20" style:family="paragraph" style:parent-style-name="Standard">
      <style:paragraph-properties fo:text-align="justify" style:justify-single-word="false"/>
      <style:text-properties fo:font-size="13pt" officeooo:rsid="00180b22" officeooo:paragraph-rsid="0024ed51" style:font-size-asian="13pt" style:font-size-complex="13pt"/>
    </style:style>
    <style:style style:name="P21" style:family="paragraph" style:parent-style-name="Standard">
      <style:paragraph-properties fo:text-align="justify" style:justify-single-word="false"/>
      <style:text-properties officeooo:paragraph-rsid="00225a2c"/>
    </style:style>
    <style:style style:name="P22" style:family="paragraph" style:parent-style-name="Standard">
      <style:paragraph-properties fo:text-align="justify" style:justify-single-word="false"/>
      <style:text-properties officeooo:paragraph-rsid="002686e0"/>
    </style:style>
    <style:style style:name="P23" style:family="paragraph" style:parent-style-name="Standard">
      <style:paragraph-properties fo:text-align="start" style:justify-single-word="false"/>
      <style:text-properties style:text-underline-style="solid" style:text-underline-width="auto" style:text-underline-color="font-color" officeooo:paragraph-rsid="00243527"/>
    </style:style>
    <style:style style:name="P24" style:family="paragraph" style:parent-style-name="Standard">
      <style:paragraph-properties fo:text-align="start" style:justify-single-word="false"/>
      <style:text-properties officeooo:paragraph-rsid="0021a705"/>
    </style:style>
    <style:style style:name="P25" style:family="paragraph" style:parent-style-name="Standard">
      <style:paragraph-properties fo:text-align="start" style:justify-single-word="false"/>
      <style:text-properties officeooo:paragraph-rsid="002673f9"/>
    </style:style>
    <style:style style:name="P26" style:family="paragraph" style:parent-style-name="Standard">
      <style:paragraph-properties fo:text-align="justify" style:justify-single-word="false"/>
      <style:text-properties officeooo:rsid="004ee18f" officeooo:paragraph-rsid="0024ed51"/>
    </style:style>
    <style:style style:name="P27" style:family="paragraph">
      <style:paragraph-properties fo:text-align="center"/>
    </style:style>
    <style:style style:name="T1" style:family="text">
      <style:text-properties officeooo:rsid="00218628"/>
    </style:style>
    <style:style style:name="T2" style:family="text">
      <style:text-properties officeooo:rsid="0019e559"/>
    </style:style>
    <style:style style:name="T3" style:family="text">
      <style:text-properties officeooo:rsid="0021a705"/>
    </style:style>
    <style:style style:name="T4" style:family="text">
      <style:text-properties officeooo:rsid="00238d18"/>
    </style:style>
    <style:style style:name="T5" style:family="text">
      <style:text-properties officeooo:rsid="001c478a"/>
    </style:style>
    <style:style style:name="T6" style:family="text">
      <style:text-properties officeooo:rsid="00250ff0"/>
    </style:style>
    <style:style style:name="T7" style:family="text">
      <style:text-properties officeooo:rsid="001b81c1"/>
    </style:style>
    <style:style style:name="T8" style:family="text">
      <style:text-properties fo:font-size="13pt" style:font-size-asian="13pt" style:font-size-complex="13pt"/>
    </style:style>
    <style:style style:name="T9" style:family="text">
      <style:text-properties fo:font-size="13pt" officeooo:rsid="001cef19" style:font-size-asian="13pt" style:font-size-complex="13pt"/>
    </style:style>
    <style:style style:name="T10" style:family="text">
      <style:text-properties fo:font-size="13pt" officeooo:rsid="003af503" style:font-size-asian="13pt" style:font-size-complex="13pt"/>
    </style:style>
    <style:style style:name="T11" style:family="text">
      <style:text-properties fo:font-size="13pt" officeooo:rsid="00268969" style:font-size-asian="13pt" style:font-size-complex="13pt"/>
    </style:style>
    <style:style style:name="T12" style:family="text">
      <style:text-properties fo:font-size="13pt" officeooo:rsid="0045b8b7" style:font-size-asian="13pt" style:font-size-complex="13pt"/>
    </style:style>
    <style:style style:name="T13" style:family="text">
      <style:text-properties fo:font-size="13pt" officeooo:rsid="003ed580" style:font-size-asian="13pt" style:font-size-complex="13pt"/>
    </style:style>
    <style:style style:name="T14" style:family="text">
      <style:text-properties fo:font-size="13pt" officeooo:rsid="003fdc53" style:font-size-asian="13pt" style:font-size-complex="13pt"/>
    </style:style>
    <style:style style:name="T15" style:family="text">
      <style:text-properties fo:font-size="13pt" officeooo:rsid="003cd96b" style:font-size-asian="13pt" style:font-size-complex="13pt"/>
    </style:style>
    <style:style style:name="T16" style:family="text">
      <style:text-properties fo:font-size="13pt" officeooo:rsid="001a98f0" style:font-size-asian="13pt" style:font-size-complex="13pt"/>
    </style:style>
    <style:style style:name="T17" style:family="text">
      <style:text-properties fo:font-size="13pt" officeooo:rsid="00238d18" style:font-size-asian="13pt" style:font-size-complex="13pt"/>
    </style:style>
    <style:style style:name="T18" style:family="text">
      <style:text-properties fo:font-size="13pt" fo:font-weight="bold" officeooo:rsid="003cd96b" style:font-size-asian="13pt" style:font-size-complex="13pt"/>
    </style:style>
    <style:style style:name="T19" style:family="text">
      <style:text-properties officeooo:rsid="004098ea"/>
    </style:style>
    <style:style style:name="T20" style:family="text">
      <style:text-properties officeooo:rsid="00401c89"/>
    </style:style>
    <style:style style:name="T21" style:family="text">
      <style:text-properties officeooo:rsid="001e98e5"/>
    </style:style>
    <style:style style:name="T22" style:family="text">
      <style:text-properties officeooo:rsid="002d5cc9"/>
    </style:style>
    <style:style style:name="T23" style:family="text">
      <style:text-properties officeooo:rsid="003941bb"/>
    </style:style>
    <style:style style:name="T24" style:family="text">
      <style:text-properties officeooo:rsid="00243527"/>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43527"/>
    </style:style>
    <style:style style:name="T27" style:family="text">
      <style:text-properties officeooo:rsid="0024ed51"/>
    </style:style>
    <style:style style:name="T28" style:family="text">
      <style:text-properties officeooo:rsid="004418ef"/>
    </style:style>
    <style:style style:name="T29" style:family="text">
      <style:text-properties officeooo:rsid="004a7fef"/>
    </style:style>
    <style:style style:name="T30" style:family="text">
      <style:text-properties officeooo:rsid="004b633a"/>
    </style:style>
    <style:style style:name="T31" style:family="text">
      <style:text-properties officeooo:rsid="000fede4"/>
    </style:style>
    <style:style style:name="T32" style:family="text">
      <style:text-properties officeooo:rsid="00180b22"/>
    </style:style>
    <style:style style:name="T33" style:family="text">
      <style:text-properties officeooo:rsid="004bd0e1"/>
    </style:style>
    <style:style style:name="T34" style:family="text">
      <style:text-properties officeooo:rsid="002be883"/>
    </style:style>
    <style:style style:name="T35" style:family="text">
      <style:text-properties officeooo:rsid="00386e7c"/>
    </style:style>
    <style:style style:name="T36" style:family="text">
      <style:text-properties officeooo:rsid="00207b5e"/>
    </style:style>
    <style:style style:name="T37" style:family="text">
      <style:text-properties officeooo:rsid="001fc8bb"/>
    </style:style>
    <style:style style:name="T38" style:family="text">
      <style:text-properties style:text-underline-style="none"/>
    </style:style>
    <style:style style:name="T39" style:family="text">
      <style:text-properties style:text-underline-style="none" officeooo:rsid="002673f9"/>
    </style:style>
    <style:style style:name="T40" style:family="text">
      <style:text-properties officeooo:rsid="002673f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marker-end="Arrowheads_20_1"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1"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1" draw:marker-end="Arrowheads_20_1"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tab/><text:tab/><text:tab/><text:tab/><text:tab/><text:tab/>121-1984 Mathematics Road</text:p>
      <text:p text:style-name="P2"><text:tab/><text:tab/><text:tab/><text:tab/><text:tab/><text:tab/><text:tab/><text:tab/><text:tab/><text:span text:style-name="T2">Vancouver, BC V6T 1Z2,</text:span></text:p>
      <text:p text:style-name="P2"><text:tab/><text:tab/><text:tab/><text:tab/><text:tab/><text:tab/><text:tab/><text:tab/><text:tab/><text:span text:style-name="T2">British Columbia, Canada</text:span></text:p>
      <text:p text:style-name="P2"><text:tab/><text:tab/><text:tab/><text:tab/><text:tab/><text:tab/><text:tab/><text:tab/><text:tab/><text:span text:style-name="T3">19 April 2017</text:span></text:p>
      <text:p text:style-name="P2"/>
      <text:p text:style-name="P2"/>
      <text:p text:style-name="P2">Dear Sir/Ma<text:span text:style-name="T27">dam</text:span>,</text:p>
      <text:p text:style-name="P2"/>
      <text:p text:style-name="P23">Application <text:span text:style-name="T24">for </text:span>Ph.D. program in the <text:span text:style-name="T24">Interdisciplinary studies graduate program (</text:span>ISGP<text:span text:style-name="T24">)</text:span></text:p>
      <text:p text:style-name="P23"/>
      <text:p text:style-name="P25"><text:span text:style-name="T38">I am writing </text:span>to express my interest <text:span text:style-name="T39">to <text:s/>transfer to the Interdisciplinary studies graduate program</text:span></text:p>
      <text:p text:style-name="P14">Mathematics has increasingly <text:s/>been incorporated into various fields of life such as public health, biology, engineering, biomedical sciences, economics, social sciences, life sciences among others. I have always wanted to apply my knowledge of mathematics to real-life phenomena. I am interested in mathematical epidemiology with application to disease modelling in order to help answer some public health questions. Mathematics has extensively been used to study, analyze and understand disease dynamics.</text:p>
      <text:p text:style-name="P15"/>
      <text:p text:style-name="P15">While UBC has a great mathematics department, <text:span text:style-name="T28">my interests in epidemiology go beyond its mathematical aspects alone. There has been a great deal of progress, especially since the SARS epidemic, in bringing mathematical modellers and public health professionals together because the perspectives of mathematical modellers and public health professionals towards disease transmission modelling are quite different. <text:s/></text:span>As such I feel that <text:span text:style-name="T29">the desire to learn both points of view will be an excellent goal.</text:span></text:p>
      <text:p text:style-name="P15"/>
      <text:p text:style-name="P15">My research which explores various biological and <text:span text:style-name="T30">mathematical</text:span> dimensions of Epidemiology would be best carried out through a blended knowledge from disciplines including mathematics, data science and public health (epidemiology). An exciting, innovative and exploratory area of study such as this requires an integrated <text:span text:style-name="T31">interdisciplinary approach that will enable learning and discovery, while providing a foundation to study complex issues.</text:span></text:p>
      <text:p text:style-name="P15"/>
      <text:p text:style-name="P16">I am therefore proposing an interdisciplinary studies with an emphasis in mathematics, public health (epidemiology) and data analysis <text:span text:style-name="T32">so that I may continue to study mathematics at UBC while also pursuing an area of interest to me.</text:span> </text:p>
      <text:p text:style-name="P16"/>
      <text:p text:style-name="P17">Proposed interdisciplinary fields of study:</text:p>
      <text:p text:style-name="P17"><draw:rect text:anchor-type="paragraph" draw:z-index="0" draw:style-name="gr1" draw:text-style-name="P27" svg:width="7.145cm" svg:height="0.662cm" svg:x="5.706cm" svg:y="0.28cm"><text:p text:style-name="P27">Mathematical epidemiology research </text:p></draw:rect></text:p>
      <text:p text:style-name="P17"><draw:line text:anchor-type="paragraph" draw:z-index="4" draw:style-name="gr5" draw:text-style-name="P27" svg:x1="5.971cm" svg:y1="0.415cm" svg:x2="5.971cm" svg:y2="1.537cm"><text:p/></draw:line><draw:line text:anchor-type="paragraph" draw:z-index="5" draw:style-name="gr5" draw:text-style-name="P27" svg:x1="5.971cm" svg:y1="0.415cm" svg:x2="5.971cm" svg:y2="1.537cm"><text:p/></draw:line><draw:line text:anchor-type="paragraph" draw:z-index="6" draw:style-name="gr5" draw:text-style-name="P27" svg:x1="12.585cm" svg:y1="0.415cm" svg:x2="12.585cm" svg:y2="1.537cm"><text:p/></draw:line></text:p>
      <text:p text:style-name="P17"><text:tab/><text:tab/><text:tab/><text:tab/> <text:s text:c="9"/></text:p>
      <text:p text:style-name="P17"><draw:custom-shape text:anchor-type="paragraph" draw:z-index="1" draw:style-name="gr2" svg:width="3.077cm" svg:height="0.828cm" svg:x="4.482cm" svg:y="0.482cm"><text:p><text:s text:c="3"/>Epidemiology</text:p><draw:enhanced-geometry svg:viewBox="0 0 21600 21600" draw:type="rectangle" draw:enhanced-path="M 0 0 L 21600 0 21600 21600 0 21600 0 0 Z N"/></draw:custom-shape><draw:custom-shape text:anchor-type="paragraph" draw:z-index="2" draw:style-name="gr3" svg:width="3.142cm" svg:height="0.795cm" svg:x="11.592cm" svg:y="0.353cm"><text:p><text:s text:c="4"/>Mathematics</text:p><draw:enhanced-geometry svg:viewBox="0 0 21600 21600" draw:type="rectangle" draw:enhanced-path="M 0 0 L 21600 0 21600 21600 0 21600 0 0 Z N"/></draw:custom-shape></text:p>
      <text:p text:style-name="P17"/>
      <text:p text:style-name="P18"><draw:line text:anchor-type="paragraph" draw:z-index="7" draw:style-name="gr5" draw:text-style-name="P27" svg:x1="6.83cm" svg:y1="0.254cm" svg:x2="6.83cm" svg:y2="3.431cm"><text:p/></draw:line><draw:line text:anchor-type="paragraph" draw:z-index="8" draw:style-name="gr5" draw:text-style-name="P27" svg:x1="12.518cm" svg:y1="0.092cm" svg:x2="12.518cm" svg:y2="1.253cm"><text:p/></draw:line><text:tab/></text:p>
      <text:p text:style-name="P18"><text:tab/> <text:s text:c="4"/><text:tab/><text:tab/><text:tab/><text:tab/><text:tab/> <text:s text:c="2"/><text:tab/><text:tab/><text:tab/> <text:s text:c="3"/></text:p>
      <text:p text:style-name="P17"><draw:custom-shape text:anchor-type="paragraph" draw:z-index="3" draw:style-name="gr4" svg:width="5.855cm" svg:height="0.826cm" svg:x="10.7cm" svg:y="0.198cm"><text:p>Computer science (Data analysis)</text:p><draw:enhanced-geometry svg:viewBox="0 0 21600 21600" draw:type="rectangle" draw:enhanced-path="M 0 0 L 21600 0 21600 21600 0 21600 0 0 Z N"/></draw:custom-shape></text:p>
      <text:p text:style-name="P18"><draw:line text:anchor-type="paragraph" draw:z-index="9" draw:style-name="gr5" draw:text-style-name="P27" svg:x1="11.46cm" svg:y1="0.496cm" svg:x2="11.46cm" svg:y2="1.849cm"><text:p/></draw:line><text:tab/><text:tab/></text:p>
      <text:p text:style-name="P18"><text:s/><text:tab/></text:p>
      <text:p text:style-name="P19"><text:tab/><text:tab/><text:tab/><text:tab/><text:tab/><text:tab/><text:tab/><text:tab/><text:tab/> <text:s/></text:p>
      <text:p text:style-name="P17"><draw:custom-shape text:anchor-type="paragraph" draw:z-index="10" draw:style-name="gr6" svg:width="6.451cm" svg:height="0.828cm" svg:x="6.105cm" svg:y="0.266cm"><text:p>Public health policy and resul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text:soft-page-break/><text:tab/><text:tab/><text:tab/><text:tab/></text:p>
      <text:p text:style-name="P19"><text:tab/><text:tab/><text:tab/> <text:s text:c="14"/></text:p>
      <text:p text:style-name="P20">If I pursue this research, I feel that I will be graduating from UBC with a stronger background in <text:span text:style-name="T33">mathematical </text:span>epidemiology than is currently available to me, along with strong background in data analysis. In general, I know that this research would contribute to a more enjoyable UBC experience for me and would better prepare me for the type of work I hope to pursue in the future.</text:p>
      <text:p text:style-name="P20"/>
      <text:p text:style-name="P22"><text:span text:style-name="T16">Before beginning my graduate studies, I completed a bachelor's degree in Mathematics and was fortunate enough as an undergraduate to have found exhilarating joy in academic research on disease modelling. During my undergraduate research, I worked on a research project at Ladoke Akintola University of Technology and developed a mathematical model </text:span><text:span text:style-name="T17">for</text:span><text:span text:style-name="T16"> the spread of HIV/AIDS. </text:span></text:p>
      <text:p text:style-name="P8"/>
      <text:p text:style-name="P8">In August 2015, I completed Master of Science degree (Coursework and Research) in Applied Mathematics <text:span text:style-name="T5">under the supervision of Professor Fred Brauer</text:span> at UBC <text:span text:style-name="T6">v</text:span>ancouver, Canada. <text:span text:style-name="T7">I did a comprehensive analysis of the Co-infection of HIV and Tuberculosis with the best approach to reduce co-infection of these <text:s/>diseases. </text:span>As a student in the graduate program in Mathematics, my scholarly concerns were mostly focused on Mathematics and human health. I have always had interest in projects that are interdisciplinary and which also foster a broad epidemiological dialogue.</text:p>
      <text:p text:style-name="P8"/>
      <text:p text:style-name="P22"><text:span text:style-name="T9">I am </text:span><text:span text:style-name="T10">curr</text:span><text:span text:style-name="T9">ently at the department of mathematics at UBC </text:span><text:span text:style-name="T11">and m</text:span><text:span text:style-name="T9">y current research involves epidemic model and indirect transmission. </text:span><text:span text:style-name="T12">Indirect pathogen transmission may be a good way to describe contact that is usually considered as direct, such as transmission by touching handles or counters that have been exposed to a virus. </text:span><text:span text:style-name="T9"><text:s/>An epidemic model of host-source-host which describes the rate of infection among people through contact with pathogens and how pathogens are spread among populations. </text:span><text:span text:style-name="T10">I </text:span><text:span text:style-name="T12">am developing an alternative view of transmission in general. I </text:span><text:span text:style-name="T10">intend to also work </text:span><text:span text:style-name="T13">more on</text:span><text:span text:style-name="T10"> models that incorporate co-infection dynamics of HIV </text:span><text:span text:style-name="T14">with </text:span><text:span text:style-name="T10">some other opportunistic infections like sexually transmitted infections (STI), </text:span><text:span text:style-name="T15">Hepatitis C </text:span><text:span text:style-name="T18">(</text:span><text:span text:style-name="T10">HCV</text:span><text:span text:style-name="T15">)</text:span><text:span text:style-name="T10"> and so on.</text:span></text:p>
      <text:p text:style-name="P10"/>
      <text:p text:style-name="P10">In my research, I w<text:span text:style-name="T19">ill</text:span> combine classes offered from undergraduate biology, undergraduate and graduate epidemiology and mathematics to help develop a broad based knowledge. <text:span text:style-name="T20">I intend to take two additional classes (SPPH400-Statistics for health research, and SPPH502-Epidemiological method 1) to improve my background in my chosen research area.</text:span> <text:span text:style-name="T21">Epidemiology and mathematics classes will be the central to my major.</text:span></text:p>
      <text:p text:style-name="P10"/>
      <text:p text:style-name="P13">I am good at working independently and as part of a team. I have also grown accustomed to teamwork through my invo<text:span text:style-name="T22">l</text:span>vement in music. I am convinced that my various student jobs in bank and at UBC (graduate teaching and research assistant) demonstrate that I am able to deal ca<text:span text:style-name="T23">l</text:span>mly with stressful situations and difficult people. I believe my extensive academic background, research experience , programming skills (python, sage, R, Latex <text:s/>and Matlab) and other skills have prepared me to take up a career in interdisciplinary studies.</text:p>
      <text:p text:style-name="P13"/>
      <text:p text:style-name="P12">Furthermore, the combination of experienced researcher<text:span text:style-name="T34">s</text:span> (Professor Fred Brauer from <text:span text:style-name="T35">the department of m</text:span>athematics and Professor Viviane Lima from <text:span text:style-name="T35">the faculty of m</text:span>edicine) give me no doubt that interdisciplinary studies is the best place for my research. <text:span text:style-name="T36">I hope to make </text:span><text:soft-page-break/><text:span text:style-name="T36">substantial contributions to the field of mathematics, epidemiology and public health in general with the believe that my research will be beneficial to the University and the world at large.</text:span></text:p>
      <text:p text:style-name="P12"/>
      <text:p text:style-name="P26"><text:span text:style-name="T8">I have attached with this letter a copy of my proof of financial support for the four years of my PhD program. </text:span><text:span text:style-name="T37">Please contact me should you require any further information or documentation. I will welcome the opportunity to discuss this in an interview. Thank you for your time and consideration.</text:span></text:p>
      <text:p text:style-name="P1"/>
      <text:p text:style-name="P2"><text:span text:style-name="T38">Yours Faithfully,</text:span></text:p>
      <text:p text:style-name="P4"/>
      <text:p text:style-name="P3">Jummy Funke Dav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11:42:09.715384955</meta:creation-date>
    <dc:date>2017-04-17T00:00:18.902096457</dc:date>
    <meta:editing-duration>PT28M28S</meta:editing-duration>
    <meta:editing-cycles>7</meta:editing-cycles>
    <meta:generator>LibreOffice/4.2.8.2$Linux_X86_64 LibreOffice_project/420m0$Build-2</meta:generator>
    <meta:document-statistic meta:table-count="0" meta:image-count="0" meta:object-count="0" meta:page-count="3" meta:paragraph-count="30" meta:word-count="886" meta:character-count="5930" meta:non-whitespace-character-count="4948"/>
  </office:meta>
</office:document-meta>
</file>